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Unslanted" svg:font-family="'Latin Modern Roman Un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Roman" fo:font-size="18pt" officeooo:rsid="00065da0" officeooo:paragraph-rsid="0017774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8pt" officeooo:rsid="00064045" officeooo:paragraph-rsid="0017774e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atin Modern Roman" officeooo:rsid="00064045" officeooo:paragraph-rsid="0017774e"/>
    </style:style>
    <style:style style:name="P4" style:family="paragraph" style:parent-style-name="Standard">
      <style:paragraph-properties fo:text-align="justify" style:justify-single-word="false"/>
      <style:text-properties style:font-name="Latin Modern Roman" fo:font-size="22pt" fo:font-weight="bold" officeooo:rsid="00065da0" officeooo:paragraph-rsid="0017774e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22pt" fo:font-weight="bold" officeooo:rsid="00065da0" officeooo:paragraph-rsid="0017774e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atin Modern Roman" fo:font-size="22pt" fo:font-weight="bold" officeooo:rsid="00065da0" officeooo:paragraph-rsid="0017774e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atin Modern Roman" fo:font-size="22pt" fo:font-weight="normal" officeooo:rsid="00065da0" officeooo:paragraph-rsid="0017774e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atin Modern Roman" officeooo:paragraph-rsid="0017774e"/>
    </style:style>
    <style:style style:name="P9" style:family="paragraph" style:parent-style-name="Standard">
      <style:paragraph-properties fo:text-align="start" style:justify-single-word="false"/>
      <style:text-properties fo:color="#00ffff" style:font-name="Latin Modern Roman" fo:font-size="16pt" style:text-underline-style="solid" style:text-underline-width="auto" style:text-underline-color="font-color" fo:font-weight="bold" officeooo:rsid="00065da0" officeooo:paragraph-rsid="0017774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atin Modern Roman Unslanted" fo:font-size="40pt" fo:font-weight="bold" officeooo:rsid="00065da0" officeooo:paragraph-rsid="0017774e" style:font-size-asian="40pt" style:font-weight-asian="bold" style:font-size-complex="4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Latin Modern Roman Unslanted" fo:font-size="32pt" fo:font-weight="bold" officeooo:rsid="00065da0" officeooo:paragraph-rsid="0017774e" style:font-size-asian="32pt" style:font-weight-asian="bold" style:font-size-complex="32pt" style:font-weight-complex="bold"/>
    </style:style>
    <style:style style:name="P12" style:family="paragraph" style:parent-style-name="Title">
      <style:paragraph-properties fo:text-align="center" style:justify-single-word="false"/>
      <style:text-properties style:font-name="Latin Modern Roman" officeooo:rsid="00064045" officeooo:paragraph-rsid="0017774e"/>
    </style:style>
    <style:style style:name="P13" style:family="paragraph" style:parent-style-name="Title">
      <style:text-properties style:font-name="Latin Modern Math" fo:font-size="30pt" officeooo:rsid="0017774e" officeooo:paragraph-rsid="0017774e" style:font-size-asian="30pt" style:font-size-complex="30pt"/>
    </style:style>
    <style:style style:name="P14" style:family="paragraph" style:parent-style-name="Heading_20_1">
      <style:paragraph-properties fo:text-align="justify" style:justify-single-word="false"/>
      <style:text-properties style:font-name="Latin Modern Roman" officeooo:paragraph-rsid="0017774e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20pt" officeooo:rsid="0017774e" officeooo:paragraph-rsid="0017774e" style:font-size-asian="17.5pt" style:font-size-complex="20pt"/>
    </style:style>
    <style:style style:name="T1" style:family="text">
      <style:text-properties officeooo:rsid="00065da0"/>
    </style:style>
    <style:style style:name="T2" style:family="text">
      <style:text-properties fo:color="#000000"/>
    </style:style>
    <style:style style:name="T3" style:family="text">
      <style:text-properties fo:color="#006600" officeooo:rsid="00085367"/>
    </style:style>
    <style:style style:name="T4" style:family="text">
      <style:text-properties fo:color="#ff0000" officeooo:rsid="00085367"/>
    </style:style>
    <style:style style:name="T5" style:family="text">
      <style:text-properties fo:color="#cc00cc" officeooo:rsid="00085367"/>
    </style:style>
    <style:style style:name="T6" style:family="text">
      <style:text-properties fo:color="#0000cc" officeooo:rsid="00085367"/>
    </style:style>
    <style:style style:name="T7" style:family="text">
      <style:text-properties officeooo:rsid="00085367"/>
    </style:style>
    <style:style style:name="T8" style:family="text">
      <style:text-properties fo:color="#990099" fo:font-size="40pt" officeooo:rsid="00085367" style:font-size-asian="40pt" style:font-size-complex="40pt"/>
    </style:style>
    <style:style style:name="T9" style:family="text">
      <style:text-properties fo:color="#996633" fo:font-size="40pt" officeooo:rsid="00085367" style:font-size-asian="40pt" style:font-size-complex="40pt"/>
    </style:style>
    <style:style style:name="T10" style:family="text">
      <style:text-properties fo:color="#66cc99" fo:font-size="40pt" officeooo:rsid="00085367" style:font-size-asian="40pt" style:font-size-complex="40pt"/>
    </style:style>
    <style:style style:name="T11" style:family="text">
      <style:text-properties fo:font-size="40pt" officeooo:rsid="00085367" style:font-size-asian="40pt" style:font-size-complex="40pt"/>
    </style:style>
    <style:style style:name="T12" style:family="text">
      <style:text-properties fo:color="#6600cc" fo:font-size="40pt" officeooo:rsid="00085367" style:font-size-asian="40pt" style:font-size-complex="40pt"/>
    </style:style>
    <style:style style:name="T13" style:family="text">
      <style:text-properties fo:color="#00cc00" fo:font-size="40pt" officeooo:rsid="00085367" style:font-size-asian="40pt" style:font-size-complex="40pt"/>
    </style:style>
    <style:style style:name="T14" style:family="text">
      <style:text-properties fo:color="#000099" fo:font-size="40pt" officeooo:rsid="00085367" style:font-size-asian="40pt" style:font-size-complex="40pt"/>
    </style:style>
    <style:style style:name="T15" style:family="text">
      <style:text-properties fo:color="#99cc66" fo:font-size="40pt" officeooo:rsid="00085367" style:font-size-asian="40pt" style:font-size-complex="40pt"/>
    </style:style>
    <style:style style:name="T16" style:family="text">
      <style:text-properties fo:color="#dd4814" fo:font-size="40pt" officeooo:rsid="00085367" style:font-size-asian="40pt" style:font-size-complex="40pt"/>
    </style:style>
    <style:style style:name="T17" style:family="text">
      <style:text-properties fo:color="#dd4814" fo:font-size="38pt" officeooo:rsid="00085367" style:font-size-asian="38pt" style:font-size-complex="38pt"/>
    </style:style>
    <style:style style:name="T18" style:family="text">
      <style:text-properties fo:color="#dd4814" officeooo:rsid="00085367"/>
    </style:style>
    <style:style style:name="T19" style:family="text">
      <style:text-properties fo:font-weight="normal" officeooo:rsid="0010dfee" style:font-weight-asian="normal" style:font-weight-complex="normal"/>
    </style:style>
    <style:style style:name="T20" style:family="text">
      <style:text-properties officeooo:rsid="0012a354"/>
    </style:style>
    <style:style style:name="T21" style:family="text">
      <style:text-properties officeooo:rsid="000fa81a"/>
    </style:style>
    <style:style style:name="T22" style:family="text">
      <style:text-properties fo:color="#00ccff" fo:font-size="24pt" style:text-underline-style="solid" style:text-underline-width="auto" style:text-underline-color="font-color" fo:font-weight="bold" officeooo:rsid="0017774e" style:font-size-asian="24pt" style:font-weight-asian="bold" style:font-size-complex="24pt" style:font-weight-complex="bold"/>
    </style:style>
    <style:style style:name="T23" style:family="text">
      <style:text-properties fo:color="#00ccff" fo:font-size="24pt" style:text-underline-style="solid" style:text-underline-width="auto" style:text-underline-color="font-color" fo:font-weight="bold" officeooo:rsid="000d2b92" style:font-size-asian="24pt" style:font-weight-asian="bold" style:font-size-complex="24pt" style:font-weight-complex="bold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llege of Engineering Guindy</text:p>
      <text:p text:style-name="P1">Anna University</text:p>
      <text:p text:style-name="P2">Depart<text:span text:style-name="T1">ment of Information Science and Technology</text:span></text:p>
      <text:p text:style-name="P3"><text:tab/></text:p>
      <text:p text:style-name="P13">Evaluation metrics</text:p>
      <text:p text:style-name="P9"><text:span text:style-name="T2"><text:s text:c="76"/></text:span><text:s text:c="5"/></text:p>
      <text:p text:style-name="P4">TITLE:</text:p>
      <text:p text:style-name="P10"><text:span text:style-name="T3">H</text:span><text:span text:style-name="T4">a</text:span><text:span text:style-name="T5">p</text:span><text:span text:style-name="T6">p</text:span><text:span text:style-name="T4">y</text:span><text:span text:style-name="T7"> <text:s text:c="13"/></text:span></text:p>
      <text:p text:style-name="P11"><text:span text:style-name="T8">C</text:span><text:span text:style-name="T9">o</text:span><text:span text:style-name="T10">d</text:span><text:span text:style-name="T11">i</text:span><text:span text:style-name="T12">n</text:span><text:span text:style-name="T13">g</text:span><text:span text:style-name="T14">!</text:span><text:span text:style-name="T15">!</text:span><text:span text:style-name="T16">!</text:span><text:span text:style-name="T17"> </text:span><text:span text:style-name="T18"><text:s text:c="3"/></text:span><text:span text:style-name="T7"><text:s text:c="4"/></text:span></text:p>
      <text:p text:style-name="P4"/>
      <text:p text:style-name="P4"/>
      <text:p text:style-name="P5"><text:s text:c="19"/></text:p>
      <text:p text:style-name="P5"/>
      <text:p text:style-name="P5"/>
      <text:p text:style-name="P5"/>
      <text:p text:style-name="P5"><text:s text:c="24"/>BY</text:p>
      <text:p text:style-name="P6"><text:tab/><text:tab/><text:tab/><text:tab/><text:tab/><text:tab/> <text:s text:c="4"/><text:span text:style-name="T19">(B.Tech IT – III year)</text:span></text:p>
      <text:p text:style-name="P7">Ajitaa Jagan<text:span text:style-name="T20">n</text:span>athan – 2015115004</text:p>
      <text:p text:style-name="P7">Saravanan Rajendran – 2015115048</text:p>
      <text:p text:style-name="P7">Sshreya .K.<text:span text:style-name="T20">Y</text:span> - 2015115115</text:p>
      <text:p text:style-name="P8"><text:tab/><text:tab/><text:tab/><text:tab/></text:p>
      <text:p text:style-name="P7"><text:soft-page-break/><text:tab/><text:tab/><text:tab/><text:tab/><text:tab/> <text:s text:c="2"/><text:span text:style-name="T21"><text:s/></text:span></text:p>
      <text:h text:style-name="P14" text:outline-level="1"><text:span text:style-name="T22">Evaluation metrics</text:span><text:span text:style-name="T23">:</text:span></text:h>
      <text:list xml:id="list594568036698692999" text:style-name="L1">
        <text:list-item>
          <text:p text:style-name="P15">Since this project is a new project, this has no standard to compare and see the relative perfomance.</text:p>
        </text:list-item>
        <text:list-item>
          <text:p text:style-name="P15">This project’s main aim is to reduce the debugging time of the programmer. So the project can only be tested manually.</text:p>
        </text:list-item>
        <text:list-item>
          <text:p text:style-name="P15">The only evaluation metrics is the decrement of the coding time of a <text:s/>beginner or intermediat level developer.</text:p>
        </text:list-item>
        <text:list-item>
          <text:p text:style-name="P15">To see that improvement this project has to be deployed and the results must be collected . Then the results can be compared and contrasted with the users who do not use this plugin for their application developement.</text:p>
        </text:list-item>
        <text:list-item>
          <text:p text:style-name="P15">State of mind is also an evaluation metrics. Using this plugin user need not switch window and feel distracted. This could make the user <text:span text:style-name="T24">happy</text:span> while <text:span text:style-name="T24">cod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Unslanted" svg:font-family="'Latin Modern Roman Un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2:33:36.162463059</meta:creation-date>
    <dc:date>2017-09-10T22:46:24.596336652</dc:date>
    <meta:editing-duration>PT12M50S</meta:editing-duration>
    <meta:editing-cycles>1</meta:editing-cycles>
    <meta:document-statistic meta:table-count="0" meta:image-count="0" meta:object-count="0" meta:page-count="2" meta:paragraph-count="23" meta:word-count="161" meta:character-count="1139" meta:non-whitespace-character-count="826"/>
    <meta:generator>LibreOffice/5.1.6.2$Linux_X86_64 LibreOffice_project/10m0$Build-2</meta:generator>
  </office:meta>
</office:document-meta>
</file>